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a1" style:family="table">
      <style:table-properties style:width="46.517cm" table:align="left"/>
    </style:style>
    <style:style style:name="Tabla1.A" style:family="table-column">
      <style:table-column-properties style:column-width="46.517cm"/>
    </style:style>
    <style:style style:name="Tabla1.A1" style:family="table-cell">
      <style:table-cell-properties style:vertical-align="middle" fo:padding="0.049cm" fo:border="none"/>
    </style:style>
    <style:style style:name="Tabla2" style:family="table">
      <style:table-properties style:width="3.898cm" table:align="left"/>
    </style:style>
    <style:style style:name="Tabla2.A" style:family="table-column">
      <style:table-column-properties style:column-width="3.898cm"/>
    </style:style>
    <style:style style:name="Tabla2.A1" style:family="table-cell">
      <style:table-cell-properties style:vertical-align="middle" fo:padding="0.049cm" fo:border="none"/>
    </style:style>
    <style:style style:name="Tabla5" style:family="table">
      <style:table-properties style:width="10.892cm" table:align="left"/>
    </style:style>
    <style:style style:name="Tabla5.A" style:family="table-column">
      <style:table-column-properties style:column-width="10.892cm"/>
    </style:style>
    <style:style style:name="Tabla5.A1" style:family="table-cell">
      <style:table-cell-properties style:vertical-align="middle" fo:padding="0.049cm" fo:border="none"/>
    </style:style>
    <style:style style:name="Tabla6" style:family="table">
      <style:table-properties style:width="15.131cm" table:align="left"/>
    </style:style>
    <style:style style:name="Tabla6.A" style:family="table-column">
      <style:table-column-properties style:column-width="15.131cm"/>
    </style:style>
    <style:style style:name="Tabla6.A1" style:family="table-cell">
      <style:table-cell-properties style:vertical-align="middle" fo:padding="0.049cm" fo:border="none"/>
    </style:style>
    <style:style style:name="Tabla7" style:family="table">
      <style:table-properties style:width="11.742cm" table:align="left"/>
    </style:style>
    <style:style style:name="Tabla7.A" style:family="table-column">
      <style:table-column-properties style:column-width="11.742cm"/>
    </style:style>
    <style:style style:name="Tabla7.A1" style:family="table-cell">
      <style:table-cell-properties style:vertical-align="middle" fo:padding="0.049cm" fo:border="none"/>
    </style:style>
    <style:style style:name="Tabla8" style:family="table">
      <style:table-properties style:width="13.436cm" table:align="left"/>
    </style:style>
    <style:style style:name="Tabla8.A" style:family="table-column">
      <style:table-column-properties style:column-width="13.436cm"/>
    </style:style>
    <style:style style:name="Tabla8.A1" style:family="table-cell">
      <style:table-cell-properties style:vertical-align="middle" fo:padding="0.049cm" fo:border="none"/>
    </style:style>
    <style:style style:name="Tabla9" style:family="table">
      <style:table-properties style:width="11.317cm" table:align="left"/>
    </style:style>
    <style:style style:name="Tabla9.A" style:family="table-column">
      <style:table-column-properties style:column-width="11.317cm"/>
    </style:style>
    <style:style style:name="Tabla9.A1" style:family="table-cell">
      <style:table-cell-properties style:vertical-align="middle" fo:padding="0.049cm" fo:border="none"/>
    </style:style>
    <style:style style:name="Tabla10" style:family="table">
      <style:table-properties style:width="28.704cm" table:align="left"/>
    </style:style>
    <style:style style:name="Tabla10.A" style:family="table-column">
      <style:table-column-properties style:column-width="28.704cm"/>
    </style:style>
    <style:style style:name="Tabla10.A1" style:family="table-cell">
      <style:table-cell-properties style:vertical-align="middle" fo:padding="0.049cm" fo:border="none"/>
    </style:style>
    <style:style style:name="Tabla11" style:family="table">
      <style:table-properties style:width="10.892cm" table:align="left"/>
    </style:style>
    <style:style style:name="Tabla11.A" style:family="table-column">
      <style:table-column-properties style:column-width="10.892cm"/>
    </style:style>
    <style:style style:name="Tabla11.A1" style:family="table-cell">
      <style:table-cell-properties style:vertical-align="middle" fo:padding="0.049cm" fo:border="none"/>
    </style:style>
    <style:style style:name="Tabla12" style:family="table">
      <style:table-properties style:width="11.952cm" table:align="left"/>
    </style:style>
    <style:style style:name="Tabla12.A" style:family="table-column">
      <style:table-column-properties style:column-width="11.952cm"/>
    </style:style>
    <style:style style:name="Tabla12.A1" style:family="table-cell">
      <style:table-cell-properties style:vertical-align="middle" fo:padding="0.049cm" fo:border="none"/>
    </style:style>
    <style:style style:name="Tabla13" style:family="table">
      <style:table-properties style:width="11.739cm" table:align="left"/>
    </style:style>
    <style:style style:name="Tabla13.A" style:family="table-column">
      <style:table-column-properties style:column-width="11.739cm"/>
    </style:style>
    <style:style style:name="Tabla13.A1" style:family="table-cell">
      <style:table-cell-properties style:vertical-align="middle" fo:padding="0.049cm" fo:border="none"/>
    </style:style>
    <style:style style:name="Tabla14" style:family="table">
      <style:table-properties style:width="10.684cm" table:align="left"/>
    </style:style>
    <style:style style:name="Tabla14.A" style:family="table-column">
      <style:table-column-properties style:column-width="10.684cm"/>
    </style:style>
    <style:style style:name="Tabla14.A1" style:family="table-cell">
      <style:table-cell-properties style:vertical-align="middle" fo:padding="0.049cm" fo:border="none"/>
    </style:style>
    <style:style style:name="Tabla15" style:family="table">
      <style:table-properties style:width="73.84cm" table:align="left"/>
    </style:style>
    <style:style style:name="Tabla15.A" style:family="table-column">
      <style:table-column-properties style:column-width="73.84cm"/>
    </style:style>
    <style:style style:name="Tabla15.A1" style:family="table-cell">
      <style:table-cell-properties style:vertical-align="middle" fo:padding="0.049cm" fo:border="none"/>
    </style:style>
    <style:style style:name="Tabla16" style:family="table">
      <style:table-properties style:width="23.613cm" table:align="left"/>
    </style:style>
    <style:style style:name="Tabla16.A" style:family="table-column">
      <style:table-column-properties style:column-width="23.613cm"/>
    </style:style>
    <style:style style:name="Tabla16.A1" style:family="table-cell">
      <style:table-cell-properties style:vertical-align="middle" fo:padding="0.049cm" fo:border="none"/>
    </style:style>
    <style:style style:name="Tabla17" style:family="table">
      <style:table-properties style:width="8.772cm" table:align="left"/>
    </style:style>
    <style:style style:name="Tabla17.A" style:family="table-column">
      <style:table-column-properties style:column-width="8.772cm"/>
    </style:style>
    <style:style style:name="Tabla17.A1" style:family="table-cell">
      <style:table-cell-properties style:vertical-align="middle" fo:padding="0.049cm" fo:border="none"/>
    </style:style>
    <style:style style:name="Tabla18" style:family="table">
      <style:table-properties style:width="26.16cm" table:align="left"/>
    </style:style>
    <style:style style:name="Tabla18.A" style:family="table-column">
      <style:table-column-properties style:column-width="26.16cm"/>
    </style:style>
    <style:style style:name="Tabla18.A1" style:family="table-cell">
      <style:table-cell-properties style:vertical-align="middle" fo:padding="0.049cm" fo:border="none"/>
    </style:style>
    <style:style style:name="Tabla19" style:family="table">
      <style:table-properties style:width="14.709cm" table:align="left"/>
    </style:style>
    <style:style style:name="Tabla19.A" style:family="table-column">
      <style:table-column-properties style:column-width="14.709cm"/>
    </style:style>
    <style:style style:name="Tabla19.A1" style:family="table-cell">
      <style:table-cell-properties style:vertical-align="middle" fo:padding="0.049cm" fo:border="none"/>
    </style:style>
    <style:style style:name="Tabla20" style:family="table">
      <style:table-properties style:width="41.203cm" table:align="left"/>
    </style:style>
    <style:style style:name="Tabla20.A" style:family="table-column">
      <style:table-column-properties style:column-width="41.203cm"/>
    </style:style>
    <style:style style:name="Tabla20.A1" style:family="table-cell">
      <style:table-cell-properties style:vertical-align="middle" fo:padding="0.049cm" fo:border="none"/>
    </style:style>
    <style:style style:name="Tabla21" style:family="table">
      <style:table-properties style:width="14.496cm" table:align="left"/>
    </style:style>
    <style:style style:name="Tabla21.A" style:family="table-column">
      <style:table-column-properties style:column-width="14.496cm"/>
    </style:style>
    <style:style style:name="Tabla21.A1" style:family="table-cell">
      <style:table-cell-properties style:vertical-align="middle" fo:padding="0.049cm" fo:border="none"/>
    </style:style>
    <style:style style:name="Tabla22" style:family="table">
      <style:table-properties style:width="10.044cm" table:align="left"/>
    </style:style>
    <style:style style:name="Tabla22.A" style:family="table-column">
      <style:table-column-properties style:column-width="10.044cm"/>
    </style:style>
    <style:style style:name="Tabla22.A1" style:family="table-cell">
      <style:table-cell-properties style:vertical-align="middle" fo:padding="0.049cm" fo:border="none"/>
    </style:style>
    <style:style style:name="Tabla23" style:family="table">
      <style:table-properties style:width="20.641cm" table:align="left"/>
    </style:style>
    <style:style style:name="Tabla23.A" style:family="table-column">
      <style:table-column-properties style:column-width="20.641cm"/>
    </style:style>
    <style:style style:name="Tabla23.A1" style:family="table-cell">
      <style:table-cell-properties style:vertical-align="middle" fo:padding="0.049cm" fo:border="none"/>
    </style:style>
    <style:style style:name="Tabla24" style:family="table">
      <style:table-properties style:width="19.368cm" table:align="left"/>
    </style:style>
    <style:style style:name="Tabla24.A" style:family="table-column">
      <style:table-column-properties style:column-width="19.368cm"/>
    </style:style>
    <style:style style:name="Tabla24.A1" style:family="table-cell">
      <style:table-cell-properties style:vertical-align="middle" fo:padding="0.049cm" fo:border="none"/>
    </style:style>
    <style:style style:name="Tabla25" style:family="table">
      <style:table-properties style:width="21.489cm" table:align="left"/>
    </style:style>
    <style:style style:name="Tabla25.A" style:family="table-column">
      <style:table-column-properties style:column-width="21.489cm"/>
    </style:style>
    <style:style style:name="Tabla25.A1" style:family="table-cell">
      <style:table-cell-properties style:vertical-align="middle" fo:padding="0.049cm" fo:border="none"/>
    </style:style>
    <style:style style:name="Tabla26" style:family="table">
      <style:table-properties style:width="9.41cm" table:align="left"/>
    </style:style>
    <style:style style:name="Tabla26.A" style:family="table-column">
      <style:table-column-properties style:column-width="9.41cm"/>
    </style:style>
    <style:style style:name="Tabla26.A1" style:family="table-cell">
      <style:table-cell-properties style:vertical-align="middle" fo:padding="0.049cm" fo:border="none"/>
    </style:style>
    <style:style style:name="Tabla27" style:family="table">
      <style:table-properties style:width="23.403cm" table:align="left"/>
    </style:style>
    <style:style style:name="Tabla27.A" style:family="table-column">
      <style:table-column-properties style:column-width="23.403cm"/>
    </style:style>
    <style:style style:name="Tabla27.A1" style:family="table-cell">
      <style:table-cell-properties style:vertical-align="middle" fo:padding="0.049cm" fo:border="none"/>
    </style:style>
    <style:style style:name="Tabla28" style:family="table">
      <style:table-properties style:width="6.655cm" table:align="left"/>
    </style:style>
    <style:style style:name="Tabla28.A" style:family="table-column">
      <style:table-column-properties style:column-width="6.655cm"/>
    </style:style>
    <style:style style:name="Tabla28.A1" style:family="table-cell">
      <style:table-cell-properties style:vertical-align="middle" fo:padding="0.049cm" fo:border="none"/>
    </style:style>
    <style:style style:name="Tabla29" style:family="table">
      <style:table-properties style:width="9.409cm" table:align="left"/>
    </style:style>
    <style:style style:name="Tabla29.A" style:family="table-column">
      <style:table-column-properties style:column-width="9.409cm"/>
    </style:style>
    <style:style style:name="Tabla29.A1" style:family="table-cell">
      <style:table-cell-properties style:vertical-align="middle" fo:padding="0.049cm" fo:border="none"/>
    </style:style>
    <style:style style:name="Tabla30" style:family="table">
      <style:table-properties style:width="8.341cm" table:align="left"/>
    </style:style>
    <style:style style:name="Tabla30.A" style:family="table-column">
      <style:table-column-properties style:column-width="8.341cm"/>
    </style:style>
    <style:style style:name="Tabla30.A1" style:family="table-cell">
      <style:table-cell-properties style:vertical-align="middle" fo:padding="0.049cm" fo:border="none"/>
    </style:style>
    <style:style style:name="P1" style:family="paragraph" style:parent-style-name="Preformatted_20_Text">
      <style:paragraph-properties fo:margin-top="0cm" fo:margin-bottom="0.499cm"/>
    </style:style>
    <style:style style:name="P2" style:family="paragraph" style:parent-style-name="Preformatted_20_Text">
      <style:paragraph-properties fo:margin-top="0cm" fo:margin-bottom="0.499cm"/>
      <style:text-properties style:font-name="monospace"/>
    </style:style>
    <style:style style:name="P3" style:family="paragraph" style:parent-style-name="Standard">
      <style:paragraph-properties fo:margin-top="0cm" fo:margin-bottom="0.499cm"/>
    </style:style>
    <style:style style:name="P4" style:family="paragraph" style:parent-style-name="Preformatted_20_Text">
      <style:paragraph-properties fo:margin-top="0cm" fo:margin-bottom="0.499cm"/>
    </style:style>
    <style:style style:name="P5" style:family="paragraph" style:parent-style-name="Preformatted_20_Text">
      <style:paragraph-properties fo:margin-top="0cm" fo:margin-bottom="0.499cm"/>
      <style:text-properties style:font-name="monospace"/>
    </style:style>
    <style:style style:name="T1" style:family="text">
      <style:text-properties style:font-name="monospace"/>
    </style:style>
    <style:style style:name="T2" style:family="text">
      <style:text-properties fo:color="#993333" fo:font-weight="bold"/>
    </style:style>
    <style:style style:name="T3" style:family="text">
      <style:text-properties fo:color="#66cc66"/>
    </style:style>
    <style:style style:name="T4" style:family="text">
      <style:text-properties fo:color="#ff0000"/>
    </style:style>
    <style:style style:name="T5" style:family="text">
      <style:text-properties fo:color="#cc66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Heading_20_1" text:outline-level="1">Configure su propio correo hosting con Linux, Postfix, Dovecot y MySQL </text:h>
      <text:p text:style-name="Text_20_body"/>
      <text:h text:style-name="Heading_20_2" text:outline-level="2">Paso 1 </text:h>
      <text:p text:style-name="Text_20_body">Instale los paquetes necesarios. </text:p>
      <table:table table:name="Tabla1" table:style-name="Tabla1">
        <table:table-column table:style-name="Tabla1.A"/>
        <table:table-row>
          <table:table-cell table:style-name="Tabla1.A1" office:value-type="string">
            <text:p text:style-name="P2">apt-get install postfix postfix-mysql postfix-doc mysql-client mysql-server</text:p>
            <text:p text:style-name="P2"><text:s/>dovecot-common dovecot-imapd dovecot-pop3d libsasl2-2 libsasl2-modules </text:p>
            <text:p text:style-name="P2"><text:span text:style-name="T1">libsasl2-modules-sql sasl2-bin libpam-mysql openssl telnet mailutils</text:span></text:p>
          </table:table-cell>
        </table:table-row>
      </table:table>
      <text:p text:style-name="Text_20_body"/>
      <text:p text:style-name="Text_20_body"><text:line-break/>En el primer paso de la instalación de Postfix, elija "Sitio de Internet". En la siguiente pantalla, seleccione un nombre de dominio para su servidor de correo. Esto no tiene nada que ver con sus direcciones de correo electrónico en el futuro. </text:p>
      <text:h text:style-name="Heading_20_2" text:outline-level="2"><text:bookmark text:name="more-93"/>Paso 2 </text:h>
      <text:p text:style-name="Text_20_body">Configurar MySQL para dominios, usuarios y direcciones de correo electrónico. <text:line-break/>Tipo </text:p>
      <table:table table:name="Tabla2" table:style-name="Tabla2">
        <table:table-column table:style-name="Tabla2.A"/>
        <table:table-row>
          <table:table-cell table:style-name="Tabla2.A1" office:value-type="string">
            <text:p text:style-name="P1"><text:s text:c="2"/><text:span text:style-name="T1">mysql-u root-p </text:span></text:p>
          </table:table-cell>
        </table:table-row>
      </table:table>
      <text:p text:style-name="Text_20_body">e introducir la contraseña que eligió en el paso 1. <text:line-break/>Ahora debería estar en el shell mysql. <text:line-break/>Llene estos comandos, uno a la vez. Elija su propia contraseña </text:p>
      <text:p text:style-name="P2"><text:span text:style-name="T2">CREATE DATABASE</text:span> mail;</text:p>
      <text:p text:style-name="P2"><text:span text:style-name="T2">USE</text:span> mail;</text:p>
      <text:p text:style-name="P2"><text:span text:style-name="T2">GRANT SELECT</text:span> <text:span text:style-name="T3">,</text:span> <text:span text:style-name="T2">INSERT</text:span> <text:span text:style-name="T3">,</text:span> <text:span text:style-name="T2">UPDATE</text:span> <text:span text:style-name="T3">,</text:span> <text:span text:style-name="T2">DELETE ON</text:span> mail <text:span text:style-name="T3">.*</text:span> <text:span text:style-name="T2">TO</text:span> <text:span text:style-name="T4">'mail_admin'</text:span> @ <text:span text:style-name="T4">'localhost'</text:span> <text:span text:style-name="T2">IDENTIFIED BY</text:span> <text:span text:style-name="T4">'mail_admin_23072008'</text:span> ; </text:p>
      <text:p text:style-name="P2"><text:span text:style-name="T2">GRANT SELECT</text:span><text:span text:style-name="T3">,</text:span> <text:span text:style-name="T2">INSERT</text:span><text:span text:style-name="T3">,</text:span> <text:span text:style-name="T2">UPDATE</text:span><text:span text:style-name="T3">,</text:span> <text:span text:style-name="T2">DELETE ON</text:span> mail<text:span text:style-name="T3">.*</text:span> <text:span text:style-name="T2">TO</text:span> <text:span text:style-name="T4">'mail_admin'</text:span>@<text:span text:style-name="T4">'localhost.localdomain'</text:span> <text:span text:style-name="T2">IDENTIFIED BY</text:span> <text:span text:style-name="T4">'mail_admin_23072008'</text:span> ;</text:p>
      <text:p text:style-name="P2"><text:s/><text:span text:style-name="T2">FLUSH</text:span> PRIVILEGES; </text:p>
      <text:p text:style-name="P2"><text:span text:style-name="T2">CREATE TABLE</text:span> domains <text:span text:style-name="T3">(</text:span><text:span text:style-name="T2">DOMAIN VARCHAR</text:span><text:span text:style-name="T3">(</text:span> <text:span text:style-name="T5">50</text:span> <text:span text:style-name="T3">)</text:span> <text:span text:style-name="T2">NOT NULL</text:span> <text:span text:style-name="T3">,</text:span> <text:span text:style-name="T2">PRIMARY KEY</text:span> <text:span text:style-name="T3">(</text:span> <text:span text:style-name="T2">DOMAIN</text:span> <text:span text:style-name="T3">) )</text:span> ; </text:p>
      <text:p text:style-name="P2"><text:span text:style-name="T2">CREATE TABLE</text:span> forwardings <text:span text:style-name="T3">(</text:span> <text:span text:style-name="T2">SOURCE VARCHAR</text:span> <text:span text:style-name="T3">(</text:span> <text:span text:style-name="T5">80</text:span> <text:span text:style-name="T3">)</text:span> <text:span text:style-name="T2">NOT NULL</text:span> <text:span text:style-name="T3">,</text:span> destination TEXT <text:span text:style-name="T2">NOT NULL</text:span> <text:span text:style-name="T3">,</text:span> <text:span text:style-name="T2">PRIMARY KEY</text:span> <text:span text:style-name="T3">(</text:span> <text:span text:style-name="T2">SOURCE</text:span> <text:span text:style-name="T3">) )</text:span> ; <text:span text:style-name="T2">CREATE TABLE</text:span> users <text:span text:style-name="T3">(</text:span> email <text:span text:style-name="T2">VARCHAR</text:span> <text:span text:style-name="T3">(</text:span> <text:span text:style-name="T5">80</text:span> <text:span text:style-name="T3">)</text:span> <text:span text:style-name="T2">NOT NULL</text:span> <text:span text:style-name="T3">,</text:span> password <text:span text:style-name="T2">VARCHAR</text:span> <text:span text:style-name="T3">(</text:span> <text:span text:style-name="T5">20</text:span> <text:span text:style-name="T3">)</text:span> <text:span text:style-name="T2">NOT NULL</text:span> <text:span text:style-name="T3">,</text:span> <text:span text:style-name="T2">PRIMARY KEY</text:span> <text:span text:style-name="T3">(</text:span> email <text:span text:style-name="T3">) )</text:span> ; </text:p>
      <text:p text:style-name="P2"><text:span text:style-name="T2">CREATE TABLE</text:span> transport <text:span text:style-name="T3">(</text:span> <text:span text:style-name="T2">DOMAIN VARCHAR</text:span> <text:span text:style-name="T3">(</text:span> <text:span text:style-name="T5">128</text:span> <text:span text:style-name="T3">)</text:span> <text:span text:style-name="T2">NOT NULL DEFAULT</text:span> <text:span text:style-name="T4">''</text:span> <text:span text:style-name="T3">,</text:span> transport <text:soft-page-break/><text:span text:style-name="T2">VARCHAR</text:span> <text:span text:style-name="T3">(</text:span> <text:span text:style-name="T5">128</text:span> <text:span text:style-name="T3">)</text:span> <text:span text:style-name="T2">NOT NULL DEFAULT</text:span> <text:span text:style-name="T4">''</text:span> <text:span text:style-name="T3">,</text:span> <text:span text:style-name="T2">UNIQUE KEY DOMAIN</text:span> <text:span text:style-name="T3">(</text:span> <text:span text:style-name="T2">DOMAIN</text:span> <text:span text:style-name="T3">) )</text:span> ; <text:s/></text:p>
      <text:p text:style-name="Text_20_body">Reiniciar MySQL </text:p>
      <text:p text:style-name="P1"><text:span text:style-name="T1">/etc/inid.d/mysql <text:s/>reset</text:span></text:p>
      <text:p text:style-name="P1"><text:span text:style-name="T1"/></text:p>
      <text:p text:style-name="P1">Paso 3 </text:p>
      <text:p text:style-name="Text_20_body">Ahora es el momento de configurar Postfix para que utilice MySQL para comprobar si hay buzones. <text:line-break/>Vamos a crear algunos archivos y configuraciones. </text:p>
      <table:table table:name="Tabla5" table:style-name="Tabla5">
        <table:table-column table:style-name="Tabla5.A"/>
        <table:table-row>
          <table:table-cell table:style-name="Tabla5.A1" office:value-type="string">
            <text:p text:style-name="P1"><text:s text:c="2"/><text:span text:style-name="T1">nano /etc/postfix/mysql-virtual_domains.cf </text:span></text:p>
          </table:table-cell>
        </table:table-row>
      </table:table>
      <text:p text:style-name="Text_20_body">Añadir este hasta el archivo que acaba de crear. Asegúrese de usar la misma contraseña que antes: </text:p>
      <table:table table:name="Tabla6" table:style-name="Tabla6">
        <table:table-column table:style-name="Tabla6.A"/>
        <table:table-row>
          <table:table-cell table:style-name="Tabla6.A1" office:value-type="string">
            <text:p text:style-name="Preformatted_20_Text"><text:s text:c="2"/><text:span text:style-name="T1">user = mail_admin</text:span></text:p>
            <text:p text:style-name="Preformatted_20_Text"><text:s/><text:span text:style-name="T1">password = mail_admin_23072008</text:span></text:p>
            <text:p text:style-name="Preformatted_20_Text"><text:s/><text:span text:style-name="T1">dbname = electrónico</text:span></text:p>
            <text:p text:style-name="Preformatted_20_Text"><text:s/><text:span text:style-name="T1">query = dominio SELECT AS virtual desde dominios DONDE domain = '% s'</text:span></text:p>
            <text:p text:style-name="P1"><text:s/><text:span text:style-name="T1">hosts 127.0.0.1 = </text:span></text:p>
          </table:table-cell>
        </table:table-row>
      </table:table>
      <text:p text:style-name="Text_20_body">Otro archivo, para el reenvío de correo. </text:p>
      <table:table table:name="Tabla7" table:style-name="Tabla7">
        <table:table-column table:style-name="Tabla7.A"/>
        <table:table-row>
          <table:table-cell table:style-name="Tabla7.A1" office:value-type="string">
            <text:p text:style-name="P1"><text:s text:c="2"/><text:span text:style-name="T1">nano /etc/postfix/mysql-virtual_forwardings.cf </text:span></text:p>
          </table:table-cell>
        </table:table-row>
      </table:table>
      <text:p text:style-name="Text_20_body">Y añadir este </text:p>
      <table:table table:name="Tabla8" table:style-name="Tabla8">
        <table:table-column table:style-name="Tabla8.A"/>
        <table:table-row>
          <table:table-cell table:style-name="Tabla8.A1" office:value-type="string">
            <text:p text:style-name="Preformatted_20_Text"><text:s text:c="2"/><text:span text:style-name="T1">user = mail_admin</text:span></text:p>
            <text:p text:style-name="Preformatted_20_Text"><text:s/><text:span text:style-name="T1">password = mail_admin_23072008</text:span></text:p>
            <text:p text:style-name="Preformatted_20_Text"><text:s/><text:span text:style-name="T1">dbname = electrónico</text:span></text:p>
            <text:p text:style-name="Preformatted_20_Text"><text:s/><text:span text:style-name="T1">query = destino SELECT FROM expediciones DONDE fuente = '% s'</text:span></text:p>
            <text:p text:style-name="P1"><text:s/><text:span text:style-name="T1">hosts 127.0.0.1 = </text:span></text:p>
          </table:table-cell>
        </table:table-row>
      </table:table>
      <text:p text:style-name="Text_20_body">Y otro, para los buzones de correo. </text:p>
      <table:table table:name="Tabla9" table:style-name="Tabla9">
        <table:table-column table:style-name="Tabla9.A"/>
        <table:table-row>
          <table:table-cell table:style-name="Tabla9.A1" office:value-type="string">
            <text:p text:style-name="P1"><text:s text:c="2"/><text:span text:style-name="T1">nano / etc / postfix / mysql-virtual_mailboxes.cf </text:span></text:p>
          </table:table-cell>
        </table:table-row>
      </table:table>
      <text:p text:style-name="Text_20_body">Y añadir este </text:p>
      <table:table table:name="Tabla10" table:style-name="Tabla10">
        <table:table-column table:style-name="Tabla10.A"/>
        <table:table-row>
          <table:table-cell table:style-name="Tabla10.A1" office:value-type="string">
            <text:p text:style-name="Preformatted_20_Text"><text:s text:c="2"/><text:span text:style-name="T1">user = mail_admin</text:span></text:p>
            <text:p text:style-name="Preformatted_20_Text"><text:s/><text:span text:style-name="T1">password = mail_admin_23072008</text:span></text:p>
            <text:p text:style-name="Preformatted_20_Text"><text:s/><text:span text:style-name="T1">dbname = electrónico</text:span></text:p>
            <text:p text:style-name="Preformatted_20_Text"><text:s/><text:span text:style-name="T1">query = SELECT CONCAT (SUBSTRING_INDEX (email, '@', -1), '/', SUBSTRING_INDEX (email, '@', 1), '/') FROM usuarios WHERE email = '% s'</text:span></text:p>
            <text:p text:style-name="P1"><text:s/><text:span text:style-name="T1">hosts 127.0.0.1 = </text:span></text:p>
          </table:table-cell>
        </table:table-row>
      </table:table>
      <text:p text:style-name="Text_20_body">Y el último para hacer coincidir a los usuarios direcciones. </text:p>
      <table:table table:name="Tabla11" table:style-name="Tabla11">
        <table:table-column table:style-name="Tabla11.A"/>
        <table:table-row>
          <table:table-cell table:style-name="Tabla11.A1" office:value-type="string">
            <text:p text:style-name="P1"><text:s text:c="2"/><text:span text:style-name="T1">nano / etc/postfix/mysql-virtual_email2email.cf </text:span></text:p>
          </table:table-cell>
        </table:table-row>
      </table:table>
      <text:p text:style-name="Text_20_body">Y añadir este </text:p>
      <table:table table:name="Tabla12" table:style-name="Tabla12">
        <table:table-column table:style-name="Tabla12.A"/>
        <table:table-row>
          <table:table-cell table:style-name="Tabla12.A1" office:value-type="string">
            <text:p text:style-name="Preformatted_20_Text"><text:s text:c="2"/><text:span text:style-name="T1">user = mail_admin</text:span></text:p>
            <text:p text:style-name="Preformatted_20_Text"><text:s/><text:span text:style-name="T1">password = mail_admin_23072008</text:span></text:p>
            <text:p text:style-name="Preformatted_20_Text"><text:s/><text:span text:style-name="T1">dbname = electrónico</text:span></text:p>
            <text:p text:style-name="Preformatted_20_Text"><text:s/><text:span text:style-name="T1">query = SELECT email FROM usuarios WHERE email = '% s'</text:span></text:p>
            <text:p text:style-name="P1"><text:soft-page-break/><text:s/><text:span text:style-name="T1">hosts 127.0.0.1 = </text:span></text:p>
          </table:table-cell>
        </table:table-row>
      </table:table>
      <text:p text:style-name="Text_20_body">Tiempo para que los archivos legibles para el usuario Postfix. </text:p>
      <table:table table:name="Tabla13" table:style-name="Tabla13">
        <table:table-column table:style-name="Tabla13.A"/>
        <table:table-row>
          <table:table-cell table:style-name="Tabla13.A1" office:value-type="string">
            <text:p text:style-name="Preformatted_20_Text"><text:s text:c="2"/><text:span text:style-name="T1">chmod o = / etc / postfix / mysql-virtual_ *. cf</text:span></text:p>
            <text:p text:style-name="P1"><text:s/><text:span text:style-name="T1">chgrp postfix / etc / postfix / mysql-virtual_ *. cf </text:span></text:p>
          </table:table-cell>
        </table:table-row>
      </table:table>
      <text:h text:style-name="Heading_20_2" text:outline-level="2">Paso 4 </text:h>
      <text:p text:style-name="Text_20_body">Hacer buzones para los usuarios con un nuevo directorio de inicio a los usuarios de Linux. </text:p>
      <table:table table:name="Tabla14" table:style-name="Tabla14">
        <table:table-column table:style-name="Tabla14.A"/>
        <table:table-row>
          <table:table-cell table:style-name="Tabla14.A1" office:value-type="string">
            <text:p text:style-name="Preformatted_20_Text"><text:s text:c="2"/><text:span text:style-name="T1">groupadd-g 5000 vmail</text:span></text:p>
            <text:p text:style-name="P1"><text:s/><text:span text:style-name="T1">useradd-g vmail-u 5000 vmail-d / home / vmail-m </text:span></text:p>
          </table:table-cell>
        </table:table-row>
      </table:table>
      <text:h text:style-name="Heading_20_2" text:outline-level="2">Paso 5 </text:h>
      <text:p text:style-name="Text_20_body">Tiempo para configurar Postfix y Dovecot un poco más. Cambie server.example.com a su dominio que agregó en el paso 1. </text:p>
      <table:table table:name="Tabla15" table:style-name="Tabla15">
        <table:table-column table:style-name="Tabla15.A"/>
        <table:table-row>
          <table:table-cell table:style-name="Tabla15.A1" office:value-type="string">
            <text:p text:style-name="Preformatted_20_Text"><text:s text:c="2"/><text:span text:style-name="T1">postconf-e 'myhostname = server.example.com'</text:span></text:p>
            <text:p text:style-name="Preformatted_20_Text"><text:s/><text:span text:style-name="T1">postconf-e 'mydestination = server.example.com, localhost, localhost.localdomain'</text:span></text:p>
            <text:p text:style-name="Preformatted_20_Text"><text:s/><text:span text:style-name="T1">postconf-e 'mynetworks = 127.0.0.0 / 8'</text:span></text:p>
            <text:p text:style-name="Preformatted_20_Text"><text:s/><text:span text:style-name="T1">postconf-e 'message_size_limit = 30720000'</text:span></text:p>
            <text:p text:style-name="Preformatted_20_Text"><text:s/><text:span text:style-name="T1">postconf-e 'virtual_alias_domains ='</text:span></text:p>
            <text:p text:style-name="Preformatted_20_Text"><text:s/><text:span text:style-name="T1">postconf-e 'virtual_alias_maps = Proxy: mysql :/ etc / postfix / mysql-virtual_forwardings.cf, mysql :/ etc/postfix/mysql-virtual_email2email.cf'</text:span></text:p>
            <text:p text:style-name="Preformatted_20_Text"><text:s/><text:span text:style-name="T1">postconf-e 'virtual_mailbox_domains = Proxy: mysql :/ etc / postfix / mysql-virtual_domains.cf'</text:span></text:p>
            <text:p text:style-name="Preformatted_20_Text"><text:s/><text:span text:style-name="T1">postconf-e 'virtual_mailbox_maps = Proxy: mysql :/ etc / postfix / mysql-virtual_mailboxes.cf'</text:span></text:p>
            <text:p text:style-name="Preformatted_20_Text"><text:s/><text:span text:style-name="T1">postconf-e 'virtual_mailbox_base = / home / vmail'</text:span></text:p>
            <text:p text:style-name="Preformatted_20_Text"><text:s/><text:span text:style-name="T1">postconf-e 'virtual_uid_maps = static: 5000'</text:span></text:p>
            <text:p text:style-name="Preformatted_20_Text"><text:s/><text:span text:style-name="T1">postconf-e 'virtual_gid_maps = static: 5000'</text:span></text:p>
            <text:p text:style-name="Preformatted_20_Text"><text:s/><text:span text:style-name="T1">postconf-e 'smtpd_sasl_auth_enable = sí "</text:span></text:p>
            <text:p text:style-name="Preformatted_20_Text"><text:s/><text:span text:style-name="T1">postconf-e 'broken_sasl_auth_clients = sí "</text:span></text:p>
            <text:p text:style-name="Preformatted_20_Text"><text:s/><text:span text:style-name="T1">postconf-e 'smtpd_sasl_authenticated_header = sí "</text:span></text:p>
            <text:p text:style-name="Preformatted_20_Text"><text:s/><text:span text:style-name="T1">postconf-e 'smtpd_recipient_restrictions permit_mynetworks, permit_sasl_authenticated, reject_unauth_destination'</text:span></text:p>
            <text:p text:style-name="Preformatted_20_Text"><text:s/><text:span text:style-name="T1">postconf-e 'smtpd_use_tls = sí "</text:span></text:p>
            <text:p text:style-name="Preformatted_20_Text"><text:s/><text:span text:style-name="T1">postconf-e 'smtpd_tls_cert_file = / etc / postfix / smtpd.cert'</text:span></text:p>
            <text:p text:style-name="Preformatted_20_Text"><text:s/><text:span text:style-name="T1">postconf-e 'smtpd_tls_key_file = / etc / postfix / smtpd.key'</text:span></text:p>
            <text:p text:style-name="Preformatted_20_Text"><text:s/><text:span text:style-name="T1">postconf-e 'virtual_create_maildirsize = sí "</text:span></text:p>
            <text:p text:style-name="Preformatted_20_Text"><text:s/><text:span text:style-name="T1">postconf-e 'virtual_maildir_extended = sí "</text:span></text:p>
            <text:p text:style-name="Preformatted_20_Text"><text:s/><text:span text:style-name="T1">postconf-e 'proxy_read_maps = $ local_recipient_maps $ mydestination $ virtual_alias_maps $ virtual_alias_domains $ virtual_mailbox_maps $ virtual_mailbox_domains $ relay_recipient_maps $ relay_domains $ canonical_maps $ sender_canonical_maps $ recipient_canonical_maps $ relocated_maps $ transport_maps $ mynetworks $ virtual_mailbox_limit_maps'</text:span></text:p>
            <text:p text:style-name="Preformatted_20_Text"><text:s/><text:span text:style-name="T1">postconf-e virtual_transport = palomar</text:span></text:p>
            <text:p text:style-name="P1"><text:s/><text:span text:style-name="T1">postconf-e dovecot_destination_recipient_limit = 1 </text:span></text:p>
          </table:table-cell>
        </table:table-row>
      </table:table>
      <text:h text:style-name="Heading_20_2" text:outline-level="2">Paso 6 </text:h>
      <text:p text:style-name="Text_20_body">Crear un certificado SSL para el tráfico cifrado con el servidor. </text:p>
      <table:table table:name="Tabla16" table:style-name="Tabla16">
        <table:table-column table:style-name="Tabla16.A"/>
        <table:table-row>
          <table:table-cell table:style-name="Tabla16.A1" office:value-type="string">
            <text:p text:style-name="Preformatted_20_Text"><text:s text:c="2"/><text:span text:style-name="T1">cd / etc / postfix</text:span></text:p>
            <text:p text:style-name="P1"><text:s/><text:span text:style-name="T1">openssl req-new-outform PEM-out-smtpd.cert newkey rsa: 2048-nodos-keyout-smtpd.key keyform PEM-days 365-x509 </text:span></text:p>
          </table:table-cell>
        </table:table-row>
      </table:table>
      <text:p text:style-name="Text_20_body">Asegúrese de escribir su nombre de dominio añadido en el paso 1 en "Nombre común" cuando llegue el momento. <text:line-break/>Y a continuación, establezca los permisos para el cert. </text:p>
      <table:table table:name="Tabla17" table:style-name="Tabla17">
        <table:table-column table:style-name="Tabla17.A"/>
        <table:table-row>
          <table:table-cell table:style-name="Tabla17.A1" office:value-type="string">
            <text:p text:style-name="P1"><text:s text:c="2"/><text:span text:style-name="T1">chmod o = / etc / postfix / smtpd.key </text:span></text:p>
          </table:table-cell>
        </table:table-row>
      </table:table>
      <text:h text:style-name="Heading_20_2" text:outline-level="2"><text:soft-page-break/>Paso 7 </text:h>
      <text:p text:style-name="Text_20_body">Añadir saslauthd para authing sus usuarios. Una fila a la vez. </text:p>
      <table:table table:name="Tabla18" table:style-name="Tabla18">
        <table:table-column table:style-name="Tabla18.A"/>
        <table:table-row>
          <table:table-cell table:style-name="Tabla18.A1" office:value-type="string">
            <text:p text:style-name="P1"><text:s/><text:span text:style-name="T1">mkdir-p / var / spool / postfix / var / run / saslauthd cp-a / etc / default / saslauthd / etc / default / saslauthd.bak </text:span></text:p>
          </table:table-cell>
        </table:table-row>
      </table:table>
      <text:p text:style-name="Text_20_body">Edite el archivo / etc / default / saslauthd. <text:line-break/>Añadir este: </text:p>
      <table:table table:name="Tabla19" table:style-name="Tabla19">
        <table:table-column table:style-name="Tabla19.A"/>
        <table:table-row>
          <table:table-cell table:style-name="Tabla19.A1" office:value-type="string">
            <text:p text:style-name="Preformatted_20_Text"><text:s text:c="2"/><text:span text:style-name="T1">START = sí</text:span></text:p>
            <text:p text:style-name="Preformatted_20_Text"><text:s/><text:span text:style-name="T1">DESC = "SASL Demonio de autenticación"</text:span></text:p>
            <text:p text:style-name="Preformatted_20_Text"><text:s/><text:span text:style-name="T1">NAME = "saslauthd"</text:span></text:p>
            <text:p text:style-name="Preformatted_20_Text"><text:s/><text:span text:style-name="T1">MECANISMOS = "pam"</text:span></text:p>
            <text:p text:style-name="Preformatted_20_Text"><text:s/><text:span text:style-name="T1">MECH_OPTIONS = ""</text:span></text:p>
            <text:p text:style-name="Preformatted_20_Text"><text:s/><text:span text:style-name="T1">HILOS = 5</text:span></text:p>
            <text:p text:style-name="P1"><text:s/><text:span text:style-name="T1">OPTIONS = "-c-m / var / spool / postfix / var / run / saslauthd-r" </text:span></text:p>
          </table:table-cell>
        </table:table-row>
      </table:table>
      <text:p text:style-name="Text_20_body">Añadir un nuevo archivo llamado / etc / pam.d / smtp. <text:line-break/>Agregue esto a él (asegúrese de usar su propio usuario mysql y contraseña): </text:p>
      <table:table table:name="Tabla20" table:style-name="Tabla20">
        <table:table-column table:style-name="Tabla20.A"/>
        <table:table-row>
          <table:table-cell table:style-name="Tabla20.A1" office:value-type="string">
            <text:p text:style-name="Preformatted_20_Text"><text:s text:c="2"/><text:span text:style-name="T1">auth required pam_mysql.so user = mail_admin passwd = mail_admin_23072008 host = 127.0.0.1 db = Tabla mail = usuarios usercolumn = passwdcolumn email = contraseña cripta = 1</text:span></text:p>
            <text:p text:style-name="P1"><text:s/><text:span text:style-name="T1">suficientemente en cuenta de usuario pam_mysql.so = mail_admin passwd = mail_admin_23072008 host = 127.0.0.1 db = Tabla mail = usuarios usercolumn = passwdcolumn email = contraseña cripta = 1 </text:span></text:p>
          </table:table-cell>
        </table:table-row>
      </table:table>
      <text:p text:style-name="Text_20_body">Ahora, cree un nuevo archivo llamado / etc / postfix / sasl / smtpd.conf y agregar esto a ella. </text:p>
      <table:table table:name="Tabla21" table:style-name="Tabla21">
        <table:table-column table:style-name="Tabla21.A"/>
        <table:table-row>
          <table:table-cell table:style-name="Tabla21.A1" office:value-type="string">
            <text:p text:style-name="Preformatted_20_Text"><text:s text:c="2"/><text:span text:style-name="T1">pwcheck_method: saslauthd</text:span></text:p>
            <text:p text:style-name="Preformatted_20_Text"><text:s/><text:span text:style-name="T1">mech_list: plain login</text:span></text:p>
            <text:p text:style-name="Preformatted_20_Text"><text:s/><text:span text:style-name="T1">allow_plaintext: true</text:span></text:p>
            <text:p text:style-name="Preformatted_20_Text"><text:s/><text:span text:style-name="T1">auxprop_plugin: mysql</text:span></text:p>
            <text:p text:style-name="Preformatted_20_Text"><text:s/><text:span text:style-name="T1">sql_hostnames: 127.0.0.1</text:span></text:p>
            <text:p text:style-name="Preformatted_20_Text"><text:s/><text:span text:style-name="T1">sql_user: mail_admin</text:span></text:p>
            <text:p text:style-name="Preformatted_20_Text"><text:s/><text:span text:style-name="T1">sql_passwd: mail_admin_23072008</text:span></text:p>
            <text:p text:style-name="Preformatted_20_Text"><text:s/><text:span text:style-name="T1">sql_database: correo</text:span></text:p>
            <text:p text:style-name="P1"><text:s/><text:span text:style-name="T1">sql_select: seleccione password from usuarios where email = '% u' </text:span></text:p>
          </table:table-cell>
        </table:table-row>
      </table:table>
      <text:p text:style-name="Text_20_body">Establezca los permisos correctos y reinicie. Una fila a la vez. </text:p>
      <table:table table:name="Tabla22" table:style-name="Tabla22">
        <table:table-column table:style-name="Tabla22.A"/>
        <table:table-row>
          <table:table-cell table:style-name="Tabla22.A1" office:value-type="string">
            <text:p text:style-name="Preformatted_20_Text"><text:s text:c="2"/><text:span text:style-name="T1">chmod o = / etc / pam.d / smtp</text:span></text:p>
            <text:p text:style-name="Preformatted_20_Text"><text:s/><text:span text:style-name="T1">chmod o = / etc / postfix / sasl / smtpd.conf</text:span></text:p>
            <text:p text:style-name="Preformatted_20_Text"><text:s/><text:span text:style-name="T1">adduser de postfix sasl</text:span></text:p>
            <text:p text:style-name="Preformatted_20_Text"><text:s/><text:span text:style-name="T1">/ / Init.d / postfix restart etc</text:span></text:p>
            <text:p text:style-name="P1"><text:s/><text:span text:style-name="T1">/ Etc / init.d / saslauthd </text:span></text:p>
          </table:table-cell>
        </table:table-row>
      </table:table>
      <text:h text:style-name="Heading_20_2" text:outline-level="2">Paso 8 </text:h>
      <text:p text:style-name="Text_20_body">Ahora es casi el último paso. Configurar Dovecot usar MySQL para servirle con el correo electrónico a través de IMAP/POP3. <text:line-break/>En primer lugar, decirle a Postfix para usar Dovecot. </text:p>
      <table:table table:name="Tabla23" table:style-name="Tabla23">
        <table:table-column table:style-name="Tabla23.A"/>
        <table:table-row>
          <table:table-cell table:style-name="Tabla23.A1" office:value-type="string">
            <text:p text:style-name="Preformatted_20_Text"><text:s text:c="2"/><text:span text:style-name="T1">palomar unix - nn - pipe</text:span></text:p>
            <text:p text:style-name="P1"><text:s text:c="5"/><text:span text:style-name="T1">flags = usuario DrHu = vmail: vmail argv = / usr / lib / dovecot / deliver-d $ {recipient} </text:span></text:p>
          </table:table-cell>
        </table:table-row>
      </table:table>
      <text:p text:style-name="Text_20_body">A continuación, agregue esto al archivo / etc / dovecot / dovecot.conf </text:p>
      <table:table table:name="Tabla24" table:style-name="Tabla24">
        <table:table-column table:style-name="Tabla24.A"/>
        <table:table-row>
          <table:table-cell table:style-name="Tabla24.A1" office:value-type="string">
            <text:p text:style-name="Preformatted_20_Text"><text:s text:c="2"/><text:span text:style-name="T1">protocolos = pop3s pop3 imap imaps</text:span></text:p>
            <text:p text:style-name="Preformatted_20_Text"><text:s/><text:span text:style-name="T1">log_timestamp = "% Y-% m-% d% H:% M:% S"</text:span></text:p>
            <text:p text:style-name="Preformatted_20_Text"><text:s/><text:span text:style-name="T1">mail_location = maildir :/ home / vmail /% d /% n / Maildir</text:span></text:p>
            <text:p text:style-name="Preformatted_20_Text"/>
            <text:p text:style-name="Preformatted_20_Text"><text:s/><text:span text:style-name="T1">ssl_cert_file = / etc / ssl / certs / dovecot.pem</text:span></text:p>
            <text:p text:style-name="Preformatted_20_Text"><text:soft-page-break/><text:s/><text:span text:style-name="T1">ssl_key_file = / etc / ssl / private / dovecot.pem</text:span></text:p>
            <text:p text:style-name="Preformatted_20_Text"/>
            <text:p text:style-name="Preformatted_20_Text"><text:s/><text:span text:style-name="T1">espacio de nombres privado {</text:span></text:p>
            <text:p text:style-name="Preformatted_20_Text"><text:s text:c="5"/><text:span text:style-name="T1">separator =.</text:span></text:p>
            <text:p text:style-name="Preformatted_20_Text"><text:s text:c="5"/><text:span text:style-name="T1">prefix = INBOX.</text:span></text:p>
            <text:p text:style-name="Preformatted_20_Text"><text:s text:c="5"/><text:span text:style-name="T1">bandeja de entrada = sí</text:span></text:p>
            <text:p text:style-name="Preformatted_20_Text"><text:s/><text:span text:style-name="T1">}</text:span></text:p>
            <text:p text:style-name="Preformatted_20_Text"/>
            <text:p text:style-name="Preformatted_20_Text"><text:s/><text:span text:style-name="T1">protocolo lda {</text:span></text:p>
            <text:p text:style-name="Preformatted_20_Text"><text:s text:c="5"/><text:span text:style-name="T1">log_path = / home / vmail / dovecot-deliver.log</text:span></text:p>
            <text:p text:style-name="Preformatted_20_Text"><text:s text:c="5"/><text:span text:style-name="T1">auth_socket_path = / var / / dovecot / auth-master ejecutar</text:span></text:p>
            <text:p text:style-name="Preformatted_20_Text"><text:s text:c="5"/><text:span text:style-name="T1">postmaster_address = postmaster@example.com</text:span></text:p>
            <text:p text:style-name="Preformatted_20_Text"><text:s text:c="5"/><text:span text:style-name="T1">mail_plugins = tamiz</text:span></text:p>
            <text:p text:style-name="Preformatted_20_Text"><text:s text:c="5"/><text:span text:style-name="T1">global_script_path = / home / vmail / globalsieverc</text:span></text:p>
            <text:p text:style-name="Preformatted_20_Text"><text:s/><text:span text:style-name="T1">}</text:span></text:p>
            <text:p text:style-name="Preformatted_20_Text"/>
            <text:p text:style-name="Preformatted_20_Text"><text:s/><text:span text:style-name="T1">protocolo pop3 {</text:span></text:p>
            <text:p text:style-name="Preformatted_20_Text"><text:s text:c="5"/><text:span text:style-name="T1">pop3_uidl_format =% 08XU% 08Xv</text:span></text:p>
            <text:p text:style-name="Preformatted_20_Text"><text:s/><text:span text:style-name="T1">}</text:span></text:p>
            <text:p text:style-name="Preformatted_20_Text"/>
            <text:p text:style-name="Preformatted_20_Text"><text:s/><text:span text:style-name="T1">auth default {</text:span></text:p>
            <text:p text:style-name="Preformatted_20_Text"><text:s text:c="5"/><text:span text:style-name="T1">user = root</text:span></text:p>
            <text:p text:style-name="Preformatted_20_Text"/>
            <text:p text:style-name="Preformatted_20_Text"><text:s text:c="5"/><text:span text:style-name="T1">passdb sql {</text:span></text:p>
            <text:p text:style-name="Preformatted_20_Text"><text:s text:c="9"/><text:span text:style-name="T1">args = / etc / dovecot / dovecot-sql.conf</text:span></text:p>
            <text:p text:style-name="Preformatted_20_Text"><text:s text:c="5"/><text:span text:style-name="T1">}</text:span></text:p>
            <text:p text:style-name="Preformatted_20_Text"/>
            <text:p text:style-name="Preformatted_20_Text"><text:s text:c="5"/><text:span text:style-name="T1">userdb estática {</text:span></text:p>
            <text:p text:style-name="Preformatted_20_Text"><text:s text:c="9"/><text:span text:style-name="T1">args = uid = gid = 5000 5000 home = / home / vmail /% d /% n allow_all_users = sí</text:span></text:p>
            <text:p text:style-name="Preformatted_20_Text"><text:s text:c="5"/><text:span text:style-name="T1">}</text:span></text:p>
            <text:p text:style-name="Preformatted_20_Text"/>
            <text:p text:style-name="Preformatted_20_Text"><text:s text:c="5"/><text:span text:style-name="T1">socket escuchan {</text:span></text:p>
            <text:p text:style-name="Preformatted_20_Text"><text:s text:c="9"/><text:span text:style-name="T1">master {</text:span></text:p>
            <text:p text:style-name="Preformatted_20_Text"><text:s text:c="13"/><text:span text:style-name="T1">path = / var / / dovecot / auth-master ejecutar</text:span></text:p>
            <text:p text:style-name="Preformatted_20_Text"><text:s text:c="13"/><text:span text:style-name="T1">mode = 0600</text:span></text:p>
            <text:p text:style-name="Preformatted_20_Text"><text:s text:c="13"/><text:span text:style-name="T1">user = vmail</text:span></text:p>
            <text:p text:style-name="Preformatted_20_Text"><text:s text:c="9"/><text:span text:style-name="T1">}</text:span></text:p>
            <text:p text:style-name="Preformatted_20_Text"/>
            <text:p text:style-name="Preformatted_20_Text"><text:s text:c="9"/><text:span text:style-name="T1">cliente {</text:span></text:p>
            <text:p text:style-name="Preformatted_20_Text"><text:s text:c="13"/><text:span text:style-name="T1">path = / var / spool / postfix / private / auth</text:span></text:p>
            <text:p text:style-name="Preformatted_20_Text"><text:s text:c="13"/><text:span text:style-name="T1">mode = 0660</text:span></text:p>
            <text:p text:style-name="Preformatted_20_Text"><text:s text:c="13"/><text:span text:style-name="T1">user = sufijo</text:span></text:p>
            <text:p text:style-name="Preformatted_20_Text"><text:s text:c="13"/><text:span text:style-name="T1">grupo = sufijo</text:span></text:p>
            <text:p text:style-name="Preformatted_20_Text"><text:s text:c="9"/><text:span text:style-name="T1">}</text:span></text:p>
            <text:p text:style-name="Preformatted_20_Text"><text:s text:c="5"/><text:span text:style-name="T1">}</text:span></text:p>
            <text:p text:style-name="P1"><text:s/><text:span text:style-name="T1">} </text:span></text:p>
          </table:table-cell>
        </table:table-row>
      </table:table>
      <text:p text:style-name="Text_20_body">Dovecot usará MySQL para autenticación, por lo que reemplazar el contenido de / etc / dovecot / dovecot-sql.conf con la siguiente. Como siempre, reemplace con tu usuario y contraseña mysql. </text:p>
      <table:table table:name="Tabla25" table:style-name="Tabla25">
        <table:table-column table:style-name="Tabla25.A"/>
        <table:table-row>
          <table:table-cell table:style-name="Tabla25.A1" office:value-type="string">
            <text:p text:style-name="Preformatted_20_Text"><text:s text:c="2"/><text:span text:style-name="T1">driver = mysql</text:span></text:p>
            <text:p text:style-name="Preformatted_20_Text"><text:s/><text:span text:style-name="T1">connect = host = 127.0.0.1 dbname = usuario de correo = contraseña mail_admin = mail_admin_23072008</text:span></text:p>
            <text:p text:style-name="Preformatted_20_Text"><text:s/><text:span text:style-name="T1">default_pass_scheme = CRIPTA</text:span></text:p>
            <text:p text:style-name="P1"><text:s/><text:span text:style-name="T1">password_query = email SELECT como usuario, la contraseña de los usuarios DONDE = email '% u'; </text:span></text:p>
          </table:table-cell>
        </table:table-row>
      </table:table>
      <text:p text:style-name="Text_20_body">A continuación, reinicie Dovecot y establecer permisos. </text:p>
      <table:table table:name="Tabla26" table:style-name="Tabla26">
        <table:table-column table:style-name="Tabla26.A"/>
        <table:table-row>
          <table:table-cell table:style-name="Tabla26.A1" office:value-type="string">
            <text:p text:style-name="Preformatted_20_Text"><text:s text:c="2"/><text:span text:style-name="T1">/ Etc / init.d / palomar</text:span></text:p>
            <text:p text:style-name="Preformatted_20_Text"><text:s/><text:span text:style-name="T1">chgrp vmail / etc / dovecot / dovecot.conf</text:span></text:p>
            <text:p text:style-name="P1"><text:s/><text:span text:style-name="T1">chmod g+ r / etc / dovecot / dovecot.conf </text:span></text:p>
          </table:table-cell>
        </table:table-row>
      </table:table>
      <text:h text:style-name="Heading_20_2" text:outline-level="2"><text:soft-page-break/>Paso 9 </text:h>
      <text:p text:style-name="Text_20_body">Añadir usuarios y dominios! </text:p>
      <table:table table:name="Tabla27" table:style-name="Tabla27">
        <table:table-column table:style-name="Tabla27.A"/>
        <table:table-row>
          <table:table-cell table:style-name="Tabla27.A1" office:value-type="string">
            <text:p text:style-name="Preformatted_20_Text"><text:s text:c="2"/><text:span text:style-name="T1">mysql-u root-p</text:span></text:p>
            <text:p text:style-name="Preformatted_20_Text"><text:s/><text:span text:style-name="T1">Utilizamos el correo;</text:span></text:p>
            <text:p text:style-name="Preformatted_20_Text"><text:s/><text:span text:style-name="T1">INSERT INTO dominios VALUES (dominio) ('example.com');</text:span></text:p>
            <text:p text:style-name="Preformatted_20_Text"><text:s/><text:span text:style-name="T1">INSERT INTO usuarios VALUES (correo electrónico, contraseña) ('mynewmail@example.com', cifrar ('password'));</text:span></text:p>
            <text:p text:style-name="P1"><text:s/><text:span text:style-name="T1">dejar de </text:span></text:p>
          </table:table-cell>
        </table:table-row>
      </table:table>
      <text:p text:style-name="Text_20_body">Tienes que enviar un correo electrónico antes de que el usuario puede acceder a la cuenta. Instale mailx de ustedes no lo tienen. </text:p>
      <table:table table:name="Tabla28" table:style-name="Tabla28">
        <table:table-column table:style-name="Tabla28.A"/>
        <table:table-row>
          <table:table-cell table:style-name="Tabla28.A1" office:value-type="string">
            <text:p text:style-name="P1"><text:s text:c="2"/><text:span text:style-name="T1">mailx mynewmail@example.xom </text:span></text:p>
          </table:table-cell>
        </table:table-row>
      </table:table>
      <text:p text:style-name="Text_20_body">Ctrl + D envía el correo. </text:p>
      <text:p text:style-name="Text_20_body">Compruebe los registros para ver si todo está bien. </text:p>
      <table:table table:name="Tabla29" table:style-name="Tabla29">
        <table:table-column table:style-name="Tabla29.A"/>
        <table:table-row>
          <table:table-cell table:style-name="Tabla29.A1" office:value-type="string">
            <text:p text:style-name="Preformatted_20_Text"><text:s text:c="2"/><text:span text:style-name="T1">tail / var / log / mail.log</text:span></text:p>
            <text:p text:style-name="P1"><text:s/><text:span text:style-name="T1">cola / home / vmail / dovecot-deliver.log </text:span></text:p>
          </table:table-cell>
        </table:table-row>
      </table:table>
      <text:h text:style-name="Heading_20_2" text:outline-level="2">Paso 10 </text:h>
      <text:p text:style-name="Text_20_body">Para recibir realmente el correo para su propio dominio, usted tiene que configurar el registro MX en el nombre de dominio. <text:line-break/>server.example.com debe ser el que usted eligió en el paso 1. <text:line-break/>Agregue esto a su DNS para el dominio agregado en el Paso 9. </text:p>
      <table:table table:name="Tabla30" table:style-name="Tabla30">
        <table:table-column table:style-name="Tabla30.A"/>
        <table:table-row>
          <table:table-cell table:style-name="Tabla30.A1" office:value-type="string">
            <text:p text:style-name="Preformatted_20_Text"><text:s text:c="2"/><text:span text:style-name="T1">@ IN 3600 MX 1 server.example.com.</text:span></text:p>
            <text:p text:style-name="P1"><text:s/><text:span text:style-name="T1">@ IN 3600 TXT "v = spf1 un mx ~ all" </text:span></text:p>
          </table:table-cell>
        </table:table-row>
      </table:table>
      <text:h text:style-name="Heading_20_2" text:outline-level="2">Paso 11 </text:h>
      <text:p text:style-name="Text_20_body">En su cliente de correo, agregar una nueva cuenta con IMAP y SMTP con el host server.example.com y el usuario y la contraseña que ha agregado en el paso 9. Responda sí si te preguntan si quieres confiar en la conexión. Está allí porque usted hizo su propia SSL-CERT y es perfectamente segur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DejaVu Sans" style:font-size-complex="2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 </meta:initial-creator>
    <meta:creation-date>2014-03-23T12:49:28</meta:creation-date>
    <dc:date>2014-03-23T13:05:18</dc:date>
    <dc:creator>administrador </dc:creator>
    <meta:editing-duration>P0D</meta:editing-duration>
    <meta:editing-cycles>2</meta:editing-cycles>
    <meta:generator>LibreOffice/3.5$Linux_x86 LibreOffice_project/350m1$Build-2</meta:generator>
    <meta:document-statistic meta:table-count="28" meta:image-count="0" meta:object-count="0" meta:page-count="6" meta:paragraph-count="197" meta:word-count="1598" meta:character-count="10363" meta:non-whitespace-character-count="8503"/>
  </office:meta>
</office:document-meta>
</file>